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825in" style:rel-width="100%" fo:margin-left="0in" fo:margin-top="0in" fo:margin-bottom="0in" table:align="left" style:shadow="#9575cd 0.1in -0.1in" style:writing-mode="lr-tb"/>
    </style:style>
    <style:style style:name="Tabla1.A" style:family="table-column">
      <style:table-column-properties style:column-width="5.884in" style:rel-column-width="8597*"/>
    </style:style>
    <style:style style:name="Tabla1.B" style:family="table-column">
      <style:table-column-properties style:column-width="0.941in" style:rel-column-width="1375*"/>
    </style:style>
    <style:style style:name="Tabla1.1" style:family="table-row">
      <style:table-row-properties style:min-row-height="0.1778in" fo:keep-together="auto"/>
    </style:style>
    <style:style style:name="Tabla1.A1" style:family="table-cell">
      <style:table-cell-properties style:vertical-align="middle" fo:background-color="#d1c4e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d1c4e9" fo:padding="0.0382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language="es" fo:country="ES" fo:font-weight="bold" officeooo:rsid="035adf37" officeooo:paragraph-rsid="001708bb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0pt" fo:language="es" fo:country="ES" fo:font-weight="bold" officeooo:rsid="0386da4f" officeooo:paragraph-rsid="001708bb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0pt" fo:language="es" fo:country="ES" fo:font-weight="bold" officeooo:rsid="0386da4f" officeooo:paragraph-rsid="001708bb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0pt" fo:language="es" fo:country="ES" fo:font-weight="bold" officeooo:rsid="038f9b42" officeooo:paragraph-rsid="001708bb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style:text-line-through-style="none" style:text-line-through-type="none" style:font-name="Arial" fo:font-size="10pt" fo:language="es" fo:country="ES" style:text-underline-style="none" fo:font-weight="bold" officeooo:rsid="038f9b42" officeooo:paragraph-rsid="001708bb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1708bb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Arial" fo:font-size="10pt" fo:language="es" fo:country="ES" style:text-underline-style="none" fo:font-weight="bold" officeooo:rsid="0390419c" officeooo:paragraph-rsid="001708bb" style:font-size-asian="10pt" style:font-weight-asian="bold" style:font-size-complex="10pt" style:font-weight-complex="bold"/>
    </style:style>
    <style:style style:name="T1" style:family="text">
      <style:text-properties officeooo:rsid="00170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Horas de la quincena pasada. <text:s/><text:span text:style-name="T1">Quincena 16-10-22 / 31-10-22</text:span></text:p>
          </table:table-cell>
          <table:table-cell table:style-name="Tabla1.B1" office:value-type="string">
            <text:p text:style-name="P5">+1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04:12:03.043000000</dc:date>
    <meta:editing-duration>PT1M46S</meta:editing-duration>
    <meta:editing-cycles>1</meta:editing-cycles>
    <meta:document-statistic meta:table-count="1" meta:image-count="0" meta:object-count="0" meta:page-count="1" meta:paragraph-count="2" meta:word-count="10" meta:character-count="61" meta:non-whitespace-character-count="52"/>
    <meta:generator>LibreOffice/7.3.1.3$Windows_X86_64 LibreOffice_project/a69ca51ded25f3eefd52d7bf9a5fad8c90b87951</meta:generator>
  </office:meta>
</office:document-meta>
</file>